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16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10.2327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57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209in"/>
    </style:style>
    <style:style style:name="co9" style:family="table-column">
      <style:table-column-properties fo:break-before="auto" style:column-width="0.7984in"/>
    </style:style>
    <style:style style:name="co10" style:family="table-column">
      <style:table-column-properties fo:break-before="auto" style:column-width="0.8008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0.7626in"/>
    </style:style>
    <style:style style:name="co13" style:family="table-column">
      <style:table-column-properties fo:break-before="auto" style:column-width="0.3693in"/>
    </style:style>
    <style:style style:name="co14" style:family="table-column">
      <style:table-column-properties fo:break-before="auto" style:column-width="0.2811in"/>
    </style:style>
    <style:style style:name="co15" style:family="table-column">
      <style:table-column-properties fo:break-before="auto" style:column-width="0.318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0.4839in"/>
    </style:style>
    <style:style style:name="co19" style:family="table-column">
      <style:table-column-properties fo:break-before="auto" style:column-width="0.2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59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able-cell-properties fo:background-color="#ffff99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Env</text:p>
          </table:table-cell>
          <table:table-cell office:value-type="string">
            <text:p>Name</text:p>
          </table:table-cell>
          <table:table-cell office:value-type="string">
            <text:p>Rewards</text:p>
          </table:table-cell>
          <table:table-cell office:value-type="string">
            <text:p>F1</text:p>
          </table:table-cell>
          <table:table-cell office:value-type="string">
            <text:p>Acc%</text:p>
          </table:table-cell>
          <table:table-cell office:value-type="string">
            <text:p>Prec%</text:p>
          </table:table-cell>
          <table:table-cell office:value-type="string">
            <text:p>Rec%</text:p>
          </table:table-cell>
          <table:table-cell office:value-type="string">
            <text:p>-Rec%</text:p>
          </table:table-cell>
          <table:table-cell office:value-type="string">
            <text:p>AvgStreak</text:p>
          </table:table-cell>
          <table:table-cell office:value-type="string">
            <text:p>MaxStreak</text:p>
          </table:table-cell>
          <table:table-cell office:value-type="string">
            <text:p>Totals</text:p>
          </table:table-cell>
          <table:table-cell office:value-type="string">
            <text:p>Multiplier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ta_2017_to_2023vs2024_only_price_percent_only_price_percent_day_of_week_none_1m]15m_15m]1h]1d_1m]15m_15m]1h]1d_32_0~005_2</text:p>
          </table:table-cell>
          <table:table-cell office:value-type="string">
            <text:p>dip_predict_1~0_0_-0~1%_TP0_TR0_SL0</text:p>
          </table:table-cell>
          <table:table-cell office:value-type="string">
            <text:p>rl_reppo-custom_dip_0~0001_20000_512_1000000_0~99_RMSprop_CELU_512]64_Batcd-weigm-actin-Dropt-weigm-Dropt-actin-weigm_1_1733701603~484565</text:p>
          </table:table-cell>
          <table:table-cell office:value-type="float" office:value="-679.399999999944">
            <text:p>-679.4</text:p>
          </table:table-cell>
          <table:table-cell office:value-type="float" office:value="0.0152788388082506">
            <text:p>0.02</text:p>
          </table:table-cell>
          <table:table-cell office:value-type="float" office:value="0.550976011288805">
            <text:p>0.55</text:p>
          </table:table-cell>
          <table:table-cell office:value-type="float" office:value="0.00788022064617809">
            <text:p>0.01</text:p>
          </table:table-cell>
          <table:table-cell office:value-type="float" office:value="0.25">
            <text:p>0.25</text:p>
          </table:table-cell>
          <table:table-cell office:value-type="float" office:value="0.85195202257761">
            <text:p>0.85</text:p>
          </table:table-cell>
          <table:table-cell office:value-type="float" office:value="5.62839410395656">
            <text:p>5.6</text:p>
          </table:table-cell>
          <table:table-cell office:value-type="float" office:value="747">
            <text:p>747</text:p>
          </table:table-cell>
          <table:table-cell office:value-type="string">
            <text:p>[10/40]-[1259/8504]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.1">
            <text:p>1.1</text:p>
          </table:table-cell>
          <table:table-cell office:value-type="float" office:value="-1.1">
            <text:p>-1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ata_2017_to_2023vs2024_only_price_percent_only_price_percent_day_of_week_none_1m]15m_15m]1h]1d_1m]15m_15m]1h]1d_32_0~005_2</text:p>
          </table:table-cell>
          <table:table-cell table:style-name="ce1" office:value-type="string">
            <text:p>dip_predict_1~0_0_-0~1%_TP0_TR0_SL0</text:p>
          </table:table-cell>
          <table:table-cell table:style-name="ce1" office:value-type="string">
            <text:p>rl_reppo-custom_dip_0~0001_20000_512_1000000_0~99_RMSprop_CELU_512]64_Batcd-weigm-actin-Dropt-weigm-Dropt-actin-weigm_1_1733717650~8319</text:p>
          </table:table-cell>
          <table:table-cell table:style-name="ce3" office:value-type="float" office:value="-240.199999999999">
            <text:p>-240.2</text:p>
          </table:table-cell>
          <table:table-cell table:style-name="ce5" office:value-type="float" office:value="0.025974025974026">
            <text:p>0.03</text:p>
          </table:table-cell>
          <table:table-cell table:style-name="ce5" office:value-type="float" office:value="0.526446378174976">
            <text:p>0.53</text:p>
          </table:table-cell>
          <table:table-cell table:style-name="ce5" office:value-type="float" office:value="0.0157068062827225">
            <text:p>0.02</text:p>
          </table:table-cell>
          <table:table-cell table:style-name="ce5" office:value-type="float" office:value="0.075">
            <text:p>0.08</text:p>
          </table:table-cell>
          <table:table-cell table:style-name="ce5" office:value-type="float" office:value="0.977892756349953">
            <text:p>0.98</text:p>
          </table:table-cell>
          <table:table-cell table:style-name="ce3" office:value-type="float" office:value="0.0132743362831858">
            <text:p>0.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[3/40]-[188/8504]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ata_2017_to_2023vs2024_only_price_percent_only_price_percent_day_of_week_none_1m]15m_15m]1h]1d_1m]15m_15m]1h]1d_32_0~005_2</text:p>
          </table:table-cell>
          <table:table-cell table:style-name="ce1" office:value-type="string">
            <text:p>dip_predict_1~0_0_-0~1%_TP0_TR0_SL0</text:p>
          </table:table-cell>
          <table:table-cell table:style-name="ce1" office:value-type="string">
            <text:p>rl_reppo-custom_dip_0~0001_20000_512_1000000_0~99_RMSprop_CELU_512]64_Batcd-weigm-actin-Dropt-weigm-Dropt-actin-weigm_1_1733721671~2638788</text:p>
          </table:table-cell>
          <table:table-cell table:style-name="ce3" office:value-type="float" office:value="-141.5">
            <text:p>-141.5</text:p>
          </table:table-cell>
          <table:table-cell table:style-name="ce5" office:value-type="float" office:value="0.0425531914893617">
            <text:p>0.04</text:p>
          </table:table-cell>
          <table:table-cell table:style-name="ce5" office:value-type="float" office:value="0.531738005644403">
            <text:p>0.53</text:p>
          </table:table-cell>
          <table:table-cell table:style-name="ce5" office:value-type="float" office:value="0.0297029702970297">
            <text:p>0.03</text:p>
          </table:table-cell>
          <table:table-cell table:style-name="ce5" office:value-type="float" office:value="0.075">
            <text:p>0.08</text:p>
          </table:table-cell>
          <table:table-cell table:style-name="ce5" office:value-type="float" office:value="0.988476011288805">
            <text:p>0.99</text:p>
          </table:table-cell>
          <table:table-cell table:style-name="ce3" office:value-type="float" office:value="0.0220588235294118">
            <text:p>0.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[3/40]-[98/8504]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table:number-columns-repeated="99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9">12/09/2024</text:date>, <text:time>13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09T13:36:11</dc:date>
    <meta:document-statistic meta:table-count="1" meta:cell-count="97" meta:object-count="0"/>
    <meta:generator>OpenOffice/4.1.15$Unix OpenOffice.org_project/4115m2$Build-9813</meta:generator>
  </office:meta>
</office:document-meta>
</file>